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21" office:value-type="string" calcext:value-type="string">
            <text:p>575.38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7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21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1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2 11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191.3573.</text:p>
          </table:table-cell>
          <table:table-cell office:value-type="string" calcext:value-type="string">
            <text:p>10141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 office:value-type="string" calcext:value-type="string">
            <text:p>192.4434.</text:p>
          </table:table-cell>
          <table:table-cell office:value-type="string" calcext:value-type="string">
            <text:p>12123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8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8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2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92.95162|||</text:p>
          </table:table-cell>
          <table:table-cell office:value-type="string" calcext:value-type="string">
            <text:p>14278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7.4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8 13.4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2 12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7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3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1=</text:p>
          </table:table-cell>
          <table:table-cell office:value-type="string" calcext:value-type="string">
            <text:p>192.755.</text:p>
          </table:table-cell>
          <table:table-cell office:value-type="string" calcext:value-type="string">
            <text:p>15613.16</text:p>
          </table:table-cell>
          <table:table-cell table:number-columns-repeated="9"/>
          <table:table-cell office:value-type="string" calcext:value-type="string">
            <text:p>320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ЛМК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1.16</text:p>
          </table:table-cell>
          <table:table-cell table:number-columns-repeated="4"/>
          <table:table-cell office:value-type="string" calcext:value-type="string">
            <text:p>134.06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936.34</text:p>
          </table:table-cell>
          <table:table-cell table:number-columns-repeated="1012"/>
        </table:table-row>
        <table:table-row table:style-name="ro1" table:number-rows-repeated="163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2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6">00.00.0000</text:date>, <text:time style:data-style-name="N2" text:time-value="02:02:11.38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1-16T02:16:52.870000000</dc:date>
    <meta:editing-duration>P1DT23H35M40S</meta:editing-duration>
    <meta:editing-cycles>1002</meta:editing-cycles>
    <meta:document-statistic meta:table-count="2" meta:cell-count="1640" meta:object-count="0"/>
  </office:meta>
</office:document-meta>
</file>